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0762"/>
    </style:style>
    <style:style style:name="P2" style:family="paragraph" style:parent-style-name="Standard">
      <style:text-properties officeooo:rsid="00070762" officeooo:paragraph-rsid="00070762"/>
    </style:style>
    <style:style style:name="P3" style:family="paragraph" style:parent-style-name="Standard" style:list-style-name="L2">
      <style:text-properties officeooo:paragraph-rsid="0009ef35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9ef35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096fab"/>
    </style:style>
    <style:style style:name="P8" style:family="paragraph" style:parent-style-name="Standard">
      <style:paragraph-properties fo:text-align="start" style:justify-single-word="false"/>
      <style:text-properties officeooo:paragraph-rsid="0009ef35"/>
    </style:style>
    <style:style style:name="P9" style:family="paragraph" style:parent-style-name="Standard">
      <style:text-properties officeooo:paragraph-rsid="0009ef35"/>
    </style:style>
    <style:style style:name="P10" style:family="paragraph" style:parent-style-name="Standard">
      <style:text-properties officeooo:rsid="0009ef35" officeooo:paragraph-rsid="0009ef35"/>
    </style:style>
    <style:style style:name="P11" style:family="paragraph" style:parent-style-name="Text_20_body">
      <style:text-properties officeooo:rsid="00070762" officeooo:paragraph-rsid="00070762"/>
    </style:style>
    <style:style style:name="P12" style:family="paragraph" style:parent-style-name="Text_20_body">
      <style:text-properties officeooo:rsid="00070762" officeooo:paragraph-rsid="0009ef35"/>
    </style:style>
    <style:style style:name="T1" style:family="text">
      <style:text-properties officeooo:rsid="00070762"/>
    </style:style>
    <style:style style:name="T2" style:family="text">
      <style:text-properties officeooo:rsid="00096fab"/>
    </style:style>
    <style:style style:name="T3" style:family="text">
      <style:text-properties officeooo:rsid="0009ef3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 lançant la fonction getStdDev, on obtient un </text:span>σ <text:span text:style-name="T1">= </text:span>0.1583012084901362. <text:span text:style-name="T1">Néanmoins, pour avoir l’intervalle, il faut faire - (2* σ) et 2* σ. Ceci nous donne un intervalle de :</text:span></text:p>
      <text:p text:style-name="P1"><text:span text:style-name="T1">[-(2*0.1583012084901362), 2*0.1583012084901362] </text:span></text:p>
      <text:p text:style-name="P1"><text:span text:style-name="T1">soit :</text:span></text:p>
      <text:p text:style-name="P1"><text:span text:style-name="T1">[-0,3166024169802724, 0,3166024169802724]</text:span></text:p>
      <text:p text:style-name="P2"><text:s/>maintenant qu’on a l’intervalle, on peut calculer le reste</text:p>
      <text:p text:style-name="P2"/>
      <text:p text:style-name="P11"><text:span text:style-name="T2">Grace a la règle, on sait</text:span> que :</text:p>
      <text:list text:style-name="L2">
        <text:list-header>
          <text:p text:style-name="P3">P(−2&lt;<text:span text:style-name="T2">X</text:span>&lt;2)≈0.9545</text:p>
          <text:p text:style-name="P4"/>
          <text:p text:style-name="P4">Donc, la probabilité pour un point d'être en dehors de <text:span text:style-name="T2">l’</text:span>intervalle est :</text:p>
          <text:p text:style-name="P4">P(∣<text:span text:style-name="T2">X</text:span>∣&gt;2)=1−P(−2&lt;<text:span text:style-name="T2">X</text:span>&lt;2)=1−0.9545=0.0455</text:p>
        </text:list-header>
      </text:list>
      <text:p text:style-name="P6"/>
      <text:p text:style-name="P6"><text:span text:style-name="T2">On a N, le nombre de points, = 7 </text:span>avec <text:span text:style-name="T2">donc</text:span> une probabilité <text:span text:style-name="T2">P</text:span>=0.0455 qu'un point soit en dehors de l'intervalle [−2σ,+2σ].</text:p>
      <text:p text:style-name="P6">Nous devons calculer la probabilité qu'au moins 2 points soient en dehors de cet intervalle. Ç<text:span text:style-name="T2">a</text:span> signifie qu’<text:span text:style-name="T2">on</text:span> <text:span text:style-name="T2">doit</text:span> trouver P(X≥2) où X suit une loi binomiale B(7,0.0455).</text:p>
      <text:p text:style-name="P7"><text:s text:c="15"/>(k<text:span text:style-name="T2">)</text:span></text:p>
      <text:p text:style-name="P7">P(X=k)= <text:span text:style-name="T2">(</text:span>n​) * p^k *(1−p)<text:span text:style-name="T2">^(</text:span>n−k<text:span text:style-name="T2">)</text:span></text:p>
      <text:p text:style-name="P8">Pour k=0,1 :</text:p>
      <text:p text:style-name="P8"><text:tab/>P(X=0):</text:p>
      <text:p text:style-name="P8"><text:tab/> <text:s text:c="2"/>(7<text:span text:style-name="T2">)</text:span></text:p>
      <text:p text:style-name="P8">P(X=0)= <text:span text:style-name="T2">(</text:span>0​) <text:span text:style-name="T2">* </text:span>(0.0455)<text:span text:style-name="T2">⁰</text:span> <text:span text:style-name="T2">* </text:span>(0.9545)<text:span text:style-name="T2">⁷</text:span> =(0.9545)<text:span text:style-name="T2">⁷</text:span> ≈ 0.7072</text:p>
      <text:p text:style-name="P8"/>
      <text:p text:style-name="P8"><text:tab/>P(X=1):</text:p>
      <text:p text:style-name="P8"><text:span text:style-name="T2"><text:tab/> <text:s text:c="3"/>(</text:span>1<text:span text:style-name="T3">)</text:span></text:p>
      <text:p text:style-name="P8">P(X=1) = (7​) <text:span text:style-name="T2">* </text:span>(0.0455)<text:span text:style-name="T2">¹</text:span> <text:span text:style-name="T2">* </text:span>(0.9545)<text:span text:style-name="T2">⁶</text:span> = 7 × 0.0455 × (0.9545)<text:span text:style-name="T2">⁶</text:span> </text:p>
      <text:p text:style-name="P8"><text:span text:style-name="T3">donc </text:span><text:span text:style-name="T2">P(X=1) </text:span>≈ 7 × 0.0455 × 0.7847 ≈ 0.2503</text:p>
      <text:p text:style-name="P8"/>
      <text:p text:style-name="P8">P(X&lt;2) = P(X=0) + P(X=1) ≈ 0.7072 + 0.2503 = 0.9575</text:p>
      <text:p text:style-name="P8">Donc, la probabilité qu'au moins 2 points soient en dehors de l'intervalle est :</text:p>
      <text:p text:style-name="P8">P(X≥2) = 1 − P(X&lt;2) = 1 − 0.9575 = 0.042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0">Grâce a la question précédente, on sait que <text:s/>σ <text:span text:style-name="T1">= </text:span>0.1583012084901362, donc l’intervalle est :</text:p>
      <text:p text:style-name="P10">[- 0.1583012084901362, 0.1583012084901362]</text:p>
      <text:p text:style-name="P10"/>
      <text:p text:style-name="P12"><text:span text:style-name="T2">Grace a la règle, on sait</text:span> que :</text:p>
      <text:list text:continue-numbering="true" text:style-name="L2">
        <text:list-header>
          <text:p text:style-name="P3">P(−2&lt;<text:span text:style-name="T2">X</text:span>&lt;2)≈0.9545</text:p>
          <text:p text:style-name="P5"/>
          <text:p text:style-name="P5">Donc, la probabilité pour un point d'être en dehors de <text:span text:style-name="T2">l’</text:span>intervalle est :</text:p>
          <text:p text:style-name="P5">P(∣<text:span text:style-name="T2">X</text:span>∣&gt;2)=1−P(−2&lt;<text:span text:style-name="T2">X</text:span>&lt;2)=1−0.9545=0.0455</text:p>
        </text:list-header>
      </text:list>
      <text:p text:style-name="P8"/>
      <text:p text:style-name="P8"><text:span text:style-name="T2">On a N, le nombre de points, = 7 </text:span>avec <text:span text:style-name="T2">donc</text:span> une probabilité <text:span text:style-name="T2">P</text:span>=0.0455 qu'un point soit en dehors de l'intervalle [−2σ,+2σ].</text:p>
      <text:p text:style-name="P8">Nous devons calculer la probabilité qu'au moins 2 points soient en dehors de cet intervalle. Ç<text:span text:style-name="T2">a</text:span> signifie qu’<text:span text:style-name="T2">on</text:span> <text:span text:style-name="T2">doit</text:span> trouver P(X≥2) où X suit une loi binomiale B(7,0.0455).</text:p>
      <text:p text:style-name="P8"><text:s text:c="15"/>(k<text:span text:style-name="T2">)</text:span></text:p>
      <text:p text:style-name="P8">P(X=k)= <text:span text:style-name="T2">(</text:span>n​) * p^k *(1−p)<text:span text:style-name="T2">^(</text:span>n−k<text:span text:style-name="T2">)</text:span></text:p>
      <text:p text:style-name="P8">Pour k=0,1 :</text:p>
      <text:p text:style-name="P8"><text:tab/>P(X=0):</text:p>
      <text:p text:style-name="P8"><text:tab/> <text:s text:c="2"/>(7<text:span text:style-name="T2">)</text:span></text:p>
      <text:p text:style-name="P8">P(X=0)= <text:span text:style-name="T2">(</text:span>0​) <text:span text:style-name="T2">* </text:span>(0.0455)<text:span text:style-name="T2">⁰</text:span> <text:span text:style-name="T2">* </text:span>(0.9545)<text:span text:style-name="T2">⁷</text:span> =(0.9545)<text:span text:style-name="T2">⁷</text:span> ≈ 0.7072</text:p>
      <text:p text:style-name="P8"/>
      <text:p text:style-name="P8"><text:tab/>P(X=1):</text:p>
      <text:p text:style-name="P8"><text:span text:style-name="T2"><text:tab/> <text:s text:c="3"/>(</text:span>1<text:span text:style-name="T3">)</text:span></text:p>
      <text:p text:style-name="P8">P(X=1) = (7​) <text:span text:style-name="T2">* </text:span>(0.0455)<text:span text:style-name="T2">¹</text:span> <text:span text:style-name="T2">* </text:span>(0.9545)<text:span text:style-name="T2">⁶</text:span> = 7 × 0.0455 × (0.9545)<text:span text:style-name="T2">⁶</text:span> </text:p>
      <text:p text:style-name="P8"><text:span text:style-name="T3">donc </text:span><text:span text:style-name="T2">P(X=1) </text:span>≈ 7 × 0.0455 × 0.7847 ≈ 0.2503</text:p>
      <text:p text:style-name="P8"/>
      <text:p text:style-name="P8">P(X&lt;2) = P(X=0) + P(X=1) ≈ 0.7072 + 0.2503 = 0.9575</text:p>
      <text:p text:style-name="P8">Donc, la probabilité qu'au moins 2 points soient en dehors de l'intervalle est :</text:p>
      <text:p text:style-name="P8">P(X≥2) = 1 − P(X&lt;2) = 1 − 0.9575 = 0.04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4:22:37.942000000</meta:creation-date>
    <dc:date>2024-05-22T17:31:15.012000000</dc:date>
    <meta:editing-duration>PT2H3M36S</meta:editing-duration>
    <meta:editing-cycles>1</meta:editing-cycles>
    <meta:document-statistic meta:table-count="0" meta:image-count="0" meta:object-count="0" meta:page-count="2" meta:paragraph-count="45" meta:word-count="332" meta:character-count="2208" meta:non-whitespace-character-count="1628"/>
    <meta:generator>LibreOffice/24.2.1.2$Windows_X86_64 LibreOffice_project/db4def46b0453cc22e2d0305797cf981b68ef5ac</meta:generator>
  </office:meta>
</office:document-meta>
</file>